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9" calcext:value-type="float">
            <text:p>200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izona</text:p>
          </table:table-cell>
          <table:table-cell office:value-type="percentage" office:value="0.4324" calcext:value-type="percentage">
            <text:p>43.24%</text:p>
          </table:table-cell>
          <table:table-cell table:number-columns-repeated="2" office:value-type="percentage" office:value="0.3333" calcext:value-type="percentage">
            <text:p>33.33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6984" calcext:value-type="percentage">
            <text:p>69.84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lanta</text:p>
          </table:table-cell>
          <table:table-cell office:value-type="percentage" office:value="0.6066" calcext:value-type="percentage">
            <text:p>60.66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179" calcext:value-type="percentage">
            <text:p>51.79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ltimore</text:p>
          </table:table-cell>
          <table:table-cell office:value-type="percentage" office:value="0.4915" calcext:value-type="percentage">
            <text:p>49.1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483" calcext:value-type="percentage">
            <text:p>44.83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5156" calcext:value-type="percentage">
            <text:p>51.56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ffalo</text:p>
          </table:table-cell>
          <table:table-cell office:value-type="percentage" office:value="0.5135" calcext:value-type="percentage">
            <text:p>51.35%</text:p>
          </table:table-cell>
          <table:table-cell office:value-type="percentage" office:value="0.3333" calcext:value-type="percentage">
            <text:p>33.33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3158" calcext:value-type="percentage">
            <text:p>31.58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olina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percentage" office:value="0.4909" calcext:value-type="percentage">
            <text:p>49.09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688" calcext:value-type="percentage">
            <text:p>46.88%</text:p>
          </table:table-cell>
          <table:table-cell office:value-type="percentage" office:value="0.5217" calcext:value-type="percentage">
            <text:p>52.17%</text:p>
          </table:table-cell>
          <table:table-cell office:value-type="percentage" office:value="0.4706" calcext:value-type="percentage">
            <text:p>47.06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ncinnati</text:p>
          </table:table-cell>
          <table:table-cell office:value-type="percentage" office:value="0.4909" calcext:value-type="percentage">
            <text:p>49.0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06" calcext:value-type="percentage">
            <text:p>49.06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eveland</text:p>
          </table:table-cell>
          <table:table-cell office:value-type="percentage" office:value="0.4524" calcext:value-type="percentage">
            <text:p>45.24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17" calcext:value-type="percentage">
            <text:p>52.17%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4359" calcext:value-type="percentage">
            <text:p>43.59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llas</text:p>
          </table:table-cell>
          <table:table-cell office:value-type="percentage" office:value="0.5957" calcext:value-type="percentage">
            <text:p>59.57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806" calcext:value-type="percentage">
            <text:p>58.06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5088" calcext:value-type="percentage">
            <text:p>50.88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nver</text:p>
          </table:table-cell>
          <table:table-cell office:value-type="percentage" office:value="0.5577" calcext:value-type="percentage">
            <text:p>55.77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091" calcext:value-type="percentage">
            <text:p>40.91%</text:p>
          </table:table-cell>
          <table:table-cell office:value-type="percentage" office:value="0.4808" calcext:value-type="percentage">
            <text:p>48.08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roit</text:p>
          </table:table-cell>
          <table:table-cell office:value-type="percentage" office:value="0.6444" calcext:value-type="percentage">
            <text:p>64.44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22" calcext:value-type="percentage">
            <text:p>47.22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Bay</text:p>
          </table:table-cell>
          <table:table-cell office:value-type="percentage" office:value="0.6269" calcext:value-type="percentage">
            <text:p>62.69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562" calcext:value-type="percentage">
            <text:p>65.62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92" calcext:value-type="percentage">
            <text:p>56.92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uston</text:p>
          </table:table-cell>
          <table:table-cell office:value-type="percentage" office:value="0.6226" calcext:value-type="percentage">
            <text:p>62.26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246" calcext:value-type="percentage">
            <text:p>52.46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0.6462" calcext:value-type="percentage">
            <text:p>64.62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cksonville</text:p>
          </table:table-cell>
          <table:table-cell office:value-type="percentage" office:value="0.6304" calcext:value-type="percentage">
            <text:p>63.04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538" calcext:value-type="percentage">
            <text:p>65.38%</text:p>
          </table:table-cell>
          <table:table-cell office:value-type="percentage" office:value="0.5106" calcext:value-type="percentage">
            <text:p>51.06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nsas City</text:p>
          </table:table-cell>
          <table:table-cell office:value-type="percentage" office:value="0.5962" calcext:value-type="percentage">
            <text:p>59.62%</text:p>
          </table:table-cell>
          <table:table-cell office:value-type="percentage" office:value="0.4286" calcext:value-type="percentage">
            <text:p>42.86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6154" calcext:value-type="percentage">
            <text:p>61.54%</text:p>
          </table:table-cell>
          <table:table-cell office:value-type="percentage" office:value="0.4737" calcext:value-type="percentage">
            <text:p>47.37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ami</text:p>
          </table:table-cell>
          <table:table-cell office:value-type="percentage" office:value="0.5294" calcext:value-type="percentage">
            <text:p>52.94%</text:p>
          </table:table-cell>
          <table:table-cell office:value-type="percentage" office:value="0.8333" calcext:value-type="percentage">
            <text:p>83.33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6481" calcext:value-type="percentage">
            <text:p>64.81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nnesota</text:p>
          </table:table-cell>
          <table:table-cell office:value-type="percentage" office:value="0.4348" calcext:value-type="percentage">
            <text:p>43.48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6203" calcext:value-type="percentage">
            <text:p>62.03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England</text:p>
          </table:table-cell>
          <table:table-cell office:value-type="percentage" office:value="0.6197" calcext:value-type="percentage">
            <text:p>61.97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944" calcext:value-type="percentage">
            <text:p>69.44%</text:p>
          </table:table-cell>
          <table:table-cell office:value-type="percentage" office:value="0.5429" calcext:value-type="percentage">
            <text:p>54.29%</text:p>
          </table:table-cell>
          <table:table-cell office:value-type="percentage" office:value="0.5373" calcext:value-type="percentage">
            <text:p>53.73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w Orleans</text:p>
          </table:table-cell>
          <table:table-cell office:value-type="percentage" office:value="0.5147" calcext:value-type="percentage">
            <text:p>51.47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4333" calcext:value-type="percentage">
            <text:p>43.33%</text:p>
          </table:table-cell>
          <table:table-cell office:value-type="percentage" office:value="0.5789" calcext:value-type="percentage">
            <text:p>57.89%</text:p>
          </table:table-cell>
          <table:table-cell office:value-type="percentage" office:value="0.6125" calcext:value-type="percentage">
            <text:p>61.25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Y Giants</text:p>
          </table:table-cell>
          <table:table-cell office:value-type="percentage" office:value="0.5741" calcext:value-type="percentage">
            <text:p>57.41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39" calcext:value-type="percentage">
            <text:p>48.39%</text:p>
          </table:table-cell>
          <table:table-cell office:value-type="percentage" office:value="0.6957" calcext:value-type="percentage">
            <text:p>69.57%</text:p>
          </table:table-cell>
          <table:table-cell office:value-type="percentage" office:value="0.4821" calcext:value-type="percentage">
            <text:p>48.21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Y Jets</text:p>
          </table:table-cell>
          <table:table-cell office:value-type="percentage" office:value="0.4426" calcext:value-type="percentage">
            <text:p>44.26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865" calcext:value-type="percentage">
            <text:p>48.65%</text:p>
          </table:table-cell>
          <table:table-cell office:value-type="percentage" office:value="0.5094" calcext:value-type="percentage">
            <text:p>50.94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akland</text:p>
          </table:table-cell>
          <table:table-cell office:value-type="percentage" office:value="0.5208" calcext:value-type="percentage">
            <text:p>52.08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138" calcext:value-type="percentage">
            <text:p>41.38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iladelphia</text:p>
          </table:table-cell>
          <table:table-cell office:value-type="percentage" office:value="0.5246" calcext:value-type="percentage">
            <text:p>52.4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6071" calcext:value-type="percentage">
            <text:p>60.71%</text:p>
          </table:table-cell>
          <table:table-cell office:value-type="percentage" office:value="0.4906" calcext:value-type="percentage">
            <text:p>49.06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ttsburgh</text:p>
          </table:table-cell>
          <table:table-cell office:value-type="percentage" office:value="0.5246" calcext:value-type="percentage">
            <text:p>52.46%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821" calcext:value-type="percentage">
            <text:p>48.21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 Diego</text:p>
          </table:table-cell>
          <table:table-cell office:value-type="percentage" office:value="0.5593" calcext:value-type="percentage">
            <text:p>55.93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7241" calcext:value-type="percentage">
            <text:p>72.41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455" calcext:value-type="percentage">
            <text:p>54.55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n Francisco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789" calcext:value-type="percentage">
            <text:p>57.89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attle</text:p>
          </table:table-cell>
          <table:table-cell office:value-type="percentage" office:value="0.4561" calcext:value-type="percentage">
            <text:p>45.61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483" calcext:value-type="percentage">
            <text:p>44.83%</text:p>
          </table:table-cell>
          <table:table-cell office:value-type="percentage" office:value="0.4643" calcext:value-type="percentage">
            <text:p>46.43%</text:p>
          </table:table-cell>
          <table:table-cell office:value-type="percentage" office:value="0.3958" calcext:value-type="percentage">
            <text:p>39.58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667" calcext:value-type="percentage">
            <text:p>36.67%</text:p>
          </table:table-cell>
          <table:table-cell office:value-type="percentage" office:value="0.3462" calcext:value-type="percentage">
            <text:p>34.62%</text:p>
          </table:table-cell>
          <table:table-cell office:value-type="percentage" office:value="0.3235" calcext:value-type="percentage">
            <text:p>32.35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mpa Bay</text:p>
          </table:table-cell>
          <table:table-cell office:value-type="percentage" office:value="0.5227" calcext:value-type="percentage">
            <text:p>52.27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55" calcext:value-type="percentage">
            <text:p>54.55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nnessee</text:p>
          </table:table-cell>
          <table:table-cell office:value-type="percentage" office:value="0.5814" calcext:value-type="percentage">
            <text:p>58.14%</text:p>
          </table:table-cell>
          <table:table-cell office:value-type="percentage" office:value="0.7143" calcext:value-type="percentage">
            <text:p>71.4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087" calcext:value-type="percentage">
            <text:p>60.87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641" calcext:value-type="percentage">
            <text:p>56.41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ashington</text:p>
          </table:table-cell>
          <table:table-cell office:value-type="percentage" office:value="0.5116" calcext:value-type="percentage">
            <text:p>51.16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263" calcext:value-type="percentage">
            <text:p>52.63%</text:p>
          </table:table-cell>
          <table:table-cell office:value-type="percentage" office:value="0.5652" calcext:value-type="percentage">
            <text:p>56.52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